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cc99" draw:textarea-horizontal-align="left" draw:textarea-vertical-align="middle" draw:auto-grow-height="false" draw:shadow="hidden"/>
    </style:style>
    <style:style style:name="gr6" style:family="graphic" style:parent-style-name="standard">
      <style:graphic-properties draw:fill="solid" draw:fill-color="#ff9966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ff6633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eb613d" draw:textarea-horizontal-align="left" draw:textarea-vertical-align="middle" draw:auto-grow-height="false"/>
    </style:style>
    <style:style style:name="gr9" style:family="graphic" style:parent-style-name="standard">
      <style:graphic-properties draw:fill="solid" draw:fill-color="#ff3333" draw:textarea-horizontal-align="left" draw:textarea-vertical-align="middle" draw:auto-grow-height="false"/>
    </style:style>
    <style:style style:name="gr1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27cm" draw:transform="rotate (1.5707963267946) translate (1.77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.31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.04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5.58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6.85cm 11.16cm)"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7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5.67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9.48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8.21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0.66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02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8.12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75cm" svg:height="1.27cm" svg:x="9.255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9.39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6.67cm" svg:height="1.27cm" svg:x="13.13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94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3.13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4.4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8.37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1cm 11.16cm)">
          <text:p text:style-name="P1"><text:span text:style-name="T1">QS_Deny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83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4.56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4.72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29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3.4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2.18cm 11.16cm)">
          <text:p text:style-name="P1"><text:span text:style-name="T1">QS_ClientEventBlockCount (QS_Block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9.64cm 11.16cm)">
          <text:p text:style-name="P1"><text:span text:style-name="T1">QS_ClientEventReques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0.91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5.99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7.26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8.53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59cm" svg:y1="2.905cm" svg:x2="39.8cm" svg:y2="2.905cm">
          <text:p text:style-name="P1"><text:span text:style-name="T2">request</text:span></text:p>
          <text:p text:style-name="P1"><text:span text:style-name="T2"/></text:p>
        </draw:line>
        <draw:custom-shape draw:style-name="gr5" draw:text-style-name="P3" draw:layer="layout" svg:width="38.165cm" svg:height="1.27cm" svg:x="1.635cm" svg:y="12.43cm">
          <text:p text:style-name="P4"><text:span text:style-name="T2">per client</text:span></text:p>
          <text:p text:style-name="P1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8.165cm" svg:height="1.27cm" svg:x="1.635cm" svg:y="14.335cm">
          <text:p text:style-name="P4"><text:span text:style-name="T2">per connection</text:span></text:p>
          <text:p text:style-name="P4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8.165cm" svg:height="1.27cm" svg:x="1.635cm" svg:y="16.24cm">
          <text:p text:style-name="P4"><text:span text:style-name="T2">per virtual host</text:span></text:p>
          <text:p text:style-name="P4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8.165cm" svg:height="1.27cm" svg:x="1.635cm" svg:y="18.145cm">
          <text:p text:style-name="P4"><text:span text:style-name="T2">process environment</text:span></text:p>
          <text:p text:style-name="P4"><text:span text:style-name="T2">variabl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8.165cm" svg:height="1.27cm" svg:x="1.635cm" svg:y="20.05cm">
          <text:p text:style-name="P4"><text:span text:style-name="T2">VIP session</text:span></text:p>
          <text:p text:style-name="P4"><text:span text:style-name="T2">data (cookie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945cm" svg:y1="11.16cm" svg:x2="4.945cm" svg:y2="13.065cm">
          <text:p/>
        </draw:line>
        <draw:line draw:style-name="gr10" draw:text-style-name="P1" draw:layer="layout" svg:x1="6.142cm" svg:y1="11.176cm" svg:x2="6.142cm" svg:y2="13.081cm">
          <text:p/>
        </draw:line>
        <draw:line draw:style-name="gr10" draw:text-style-name="P1" draw:layer="layout" svg:x1="7.485cm" svg:y1="11.16cm" svg:x2="7.485cm" svg:y2="16.875cm">
          <text:p/>
        </draw:line>
        <draw:line draw:style-name="gr10" draw:text-style-name="P1" draw:layer="layout" svg:x1="8.755cm" svg:y1="11.16cm" svg:x2="8.755cm" svg:y2="14.97cm">
          <text:p/>
        </draw:line>
        <draw:line draw:style-name="gr10" draw:text-style-name="P1" draw:layer="layout" svg:x1="10.025cm" svg:y1="11.16cm" svg:x2="10.025cm" svg:y2="18.78cm">
          <text:p/>
        </draw:line>
        <draw:line draw:style-name="gr10" draw:text-style-name="P1" draw:layer="layout" svg:x1="11.295cm" svg:y1="11.16cm" svg:x2="11.295cm" svg:y2="18.78cm">
          <text:p/>
        </draw:line>
        <draw:line draw:style-name="gr10" draw:text-style-name="P1" draw:layer="layout" svg:x1="15.035cm" svg:y1="11.16cm" svg:x2="15.035cm" svg:y2="18.78cm">
          <text:p/>
        </draw:line>
        <draw:line draw:style-name="gr10" draw:text-style-name="P1" draw:layer="layout" svg:x1="17.535cm" svg:y1="11.16cm" svg:x2="17.535cm" svg:y2="18.78cm">
          <text:p/>
        </draw:line>
        <draw:line draw:style-name="gr10" draw:text-style-name="P1" draw:layer="layout" svg:x1="21.335cm" svg:y1="11.16cm" svg:x2="21.335cm" svg:y2="18.78cm">
          <text:p/>
        </draw:line>
        <draw:line draw:style-name="gr10" draw:text-style-name="P1" draw:layer="layout" svg:x1="22.655cm" svg:y1="11.16cm" svg:x2="22.655cm" svg:y2="18.78cm">
          <text:p/>
        </draw:line>
        <draw:line draw:style-name="gr10" draw:text-style-name="P1" draw:layer="layout" svg:x1="22.655cm" svg:y1="11.16cm" svg:x2="22.655cm" svg:y2="20.685cm">
          <text:p/>
        </draw:line>
        <draw:line draw:style-name="gr10" draw:text-style-name="P1" draw:layer="layout" svg:x1="23.935cm" svg:y1="11.16cm" svg:x2="23.935cm" svg:y2="18.78cm">
          <text:p/>
        </draw:line>
        <draw:line draw:style-name="gr10" draw:text-style-name="P1" draw:layer="layout" svg:x1="25.235cm" svg:y1="11.16cm" svg:x2="25.235cm" svg:y2="18.78cm">
          <text:p/>
        </draw:line>
        <draw:line draw:style-name="gr10" draw:text-style-name="P1" draw:layer="layout" svg:x1="26.435cm" svg:y1="11.16cm" svg:x2="26.435cm" svg:y2="18.78cm">
          <text:p/>
        </draw:line>
        <draw:line draw:style-name="gr10" draw:text-style-name="P1" draw:layer="layout" svg:x1="27.735cm" svg:y1="11.16cm" svg:x2="27.735cm" svg:y2="18.78cm">
          <text:p/>
        </draw:line>
        <draw:line draw:style-name="gr10" draw:text-style-name="P1" draw:layer="layout" svg:x1="29.005cm" svg:y1="11.16cm" svg:x2="29.005cm" svg:y2="18.78cm">
          <text:p/>
        </draw:line>
        <draw:line draw:style-name="gr10" draw:text-style-name="P1" draw:layer="layout" svg:x1="29.005cm" svg:y1="11.16cm" svg:x2="29.005cm" svg:y2="16.875cm">
          <text:p/>
        </draw:line>
        <draw:line draw:style-name="gr10" draw:text-style-name="P1" draw:layer="layout" svg:x1="30.345cm" svg:y1="11.16cm" svg:x2="30.345cm" svg:y2="18.78cm">
          <text:p/>
        </draw:line>
        <draw:line draw:style-name="gr10" draw:text-style-name="P1" draw:layer="layout" svg:x1="30.345cm" svg:y1="11.16cm" svg:x2="30.345cm" svg:y2="13.065cm">
          <text:p/>
        </draw:line>
        <draw:line draw:style-name="gr10" draw:text-style-name="P1" draw:layer="layout" svg:x1="31.545cm" svg:y1="11.16cm" svg:x2="31.545cm" svg:y2="18.78cm">
          <text:p/>
        </draw:line>
        <draw:line draw:style-name="gr10" draw:text-style-name="P1" draw:layer="layout" svg:x1="31.545cm" svg:y1="11.16cm" svg:x2="31.545cm" svg:y2="13.065cm">
          <text:p/>
        </draw:line>
        <draw:line draw:style-name="gr10" draw:text-style-name="P1" draw:layer="layout" svg:x1="32.845cm" svg:y1="11.16cm" svg:x2="32.845cm" svg:y2="18.78cm">
          <text:p/>
        </draw:line>
        <draw:line draw:style-name="gr10" draw:text-style-name="P1" draw:layer="layout" svg:x1="32.845cm" svg:y1="11.16cm" svg:x2="32.845cm" svg:y2="13.065cm">
          <text:p/>
        </draw:line>
        <draw:line draw:style-name="gr10" draw:text-style-name="P1" draw:layer="layout" svg:x1="34.005cm" svg:y1="11.161cm" svg:x2="34.005cm" svg:y2="16.876cm">
          <text:p/>
        </draw:line>
        <draw:line draw:style-name="gr10" draw:text-style-name="P1" draw:layer="layout" svg:x1="35.305cm" svg:y1="11.162cm" svg:x2="35.305cm" svg:y2="16.877cm">
          <text:p/>
        </draw:line>
        <draw:line draw:style-name="gr10" draw:text-style-name="P1" draw:layer="layout" svg:x1="36.56cm" svg:y1="11.16cm" svg:x2="36.56cm" svg:y2="16.875cm">
          <text:p/>
        </draw:line>
        <draw:line draw:style-name="gr10" draw:text-style-name="P1" draw:layer="layout" svg:x1="36.56cm" svg:y1="11.16cm" svg:x2="36.56cm" svg:y2="18.78cm">
          <text:p/>
        </draw:line>
        <draw:line draw:style-name="gr10" draw:text-style-name="P1" draw:layer="layout" svg:x1="37.865cm" svg:y1="11.16cm" svg:x2="37.865cm" svg:y2="18.78cm">
          <text:p/>
        </draw:line>
        <draw:line draw:style-name="gr10" draw:text-style-name="P1" draw:layer="layout" svg:x1="37.865cm" svg:y1="11.16cm" svg:x2="37.865cm" svg:y2="16.875cm">
          <text:p/>
        </draw:line>
        <draw:line draw:style-name="gr10" draw:text-style-name="P1" draw:layer="layout" svg:x1="39.165cm" svg:y1="11.16cm" svg:x2="39.165cm" svg:y2="18.78cm">
          <text:p/>
        </draw:line>
        <draw:custom-shape draw:style-name="gr1" draw:text-style-name="P2" draw:layer="layout" svg:width="6.35cm" svg:height="1.27cm" draw:transform="rotate (1.5707963267946) translate (6.145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27cm" svg:x="6.145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7.41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99cm" svg:y1="13.065cm" svg:x2="6.99cm" svg:y2="22.59cm">
          <text:p/>
        </draw:line>
        <draw:line draw:style-name="gr10" draw:text-style-name="P1" draw:layer="layout" svg:x1="8.09cm" svg:y1="13.066cm" svg:x2="8.09cm" svg:y2="22.591cm">
          <text:p/>
        </draw:line>
        <draw:custom-shape draw:style-name="gr3" draw:text-style-name="P3" draw:layer="layout" svg:width="5.08cm" svg:height="1.27cm" svg:x="9.955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1.192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2.495cm 28.94cm)">
          <text:p text:style-name="P1"><text:span text:style-name="T1">QS_ClientEventBlockCount (QS_Block)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105cm" svg:y1="13.065cm" svg:x2="13.105cm" svg:y2="22.59cm">
          <text:p/>
        </draw:line>
        <draw:custom-shape draw:style-name="gr1" draw:text-style-name="P2" draw:layer="layout" svg:width="6.35cm" svg:height="1.27cm" draw:transform="rotate (1.5707963267946) translate (13.76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1.385cm 28.94cm)">
          <text:p text:style-name="P1"><text:span text:style-name="T1">QS_SetEnvIfStatu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105cm" svg:y1="18.78cm" svg:x2="13.105cm" svg:y2="22.59cm">
          <text:p/>
        </draw:line>
        <draw:line draw:style-name="gr10" draw:text-style-name="P1" draw:layer="layout" svg:x1="14.34cm" svg:y1="18.78cm" svg:x2="14.34cm" svg:y2="22.59cm">
          <text:p/>
        </draw:line>
        <draw:line draw:style-name="gr10" draw:text-style-name="P1" draw:layer="layout" svg:x1="22.015cm" svg:y1="18.78cm" svg:x2="22.015cm" svg:y2="22.59cm">
          <text:p/>
        </draw:line>
        <draw:custom-shape draw:style-name="gr1" draw:text-style-name="P2" draw:layer="layout" svg:width="6.35cm" svg:height="1.27cm" draw:transform="rotate (1.5707963267946) translate (15.035cm 28.94cm)">
          <text:p text:style-name="P1"><text:span text:style-name="T1">client bahavior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5.58cm" svg:y1="13.065cm" svg:x2="15.58cm" svg:y2="22.59cm">
          <text:p/>
        </draw:line>
        <draw:custom-shape draw:style-name="gr3" draw:text-style-name="P3" draw:layer="layout" svg:width="15.24cm" svg:height="1.27cm" svg:x="15.03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7.575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8.15cm" svg:y1="18.78cm" svg:x2="18.15cm" svg:y2="22.59cm">
          <text:p/>
        </draw:line>
        <draw:custom-shape draw:style-name="gr1" draw:text-style-name="P2" draw:layer="layout" svg:width="6.35cm" svg:height="1.27cm" draw:transform="rotate (1.5707963267946) translate (18.845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735cm 28.94cm)">
          <text:p text:style-name="P1"><text:span text:style-name="T1">QS_SetEnvResHeader,</text:span></text:p>
          <text:p text:style-name="P1"><text:span text:style-name="T1">QS_SetEnvResHeader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6.465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195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925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655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1.225cm" svg:y1="30.845cm" svg:x2="39.8cm" svg:y2="30.845cm">
          <text:p text:style-name="P1"><text:span text:style-name="T2"/></text:p>
          <text:p text:style-name="P1"><text:span text:style-name="T2">response</text:span></text:p>
        </draw:line>
        <draw:line draw:style-name="gr10" draw:text-style-name="P1" draw:layer="layout" svg:x1="19.42cm" svg:y1="16.875cm" svg:x2="19.42cm" svg:y2="22.59cm">
          <text:p/>
        </draw:line>
        <draw:line draw:style-name="gr10" draw:text-style-name="P1" draw:layer="layout" svg:x1="19.42cm" svg:y1="18.78cm" svg:x2="19.42cm" svg:y2="22.59cm">
          <text:p/>
        </draw:line>
        <draw:line draw:style-name="gr10" draw:text-style-name="P1" draw:layer="layout" svg:x1="23.29cm" svg:y1="13.065cm" svg:x2="23.29cm" svg:y2="22.59cm">
          <text:p/>
        </draw:line>
        <draw:line draw:style-name="gr10" draw:text-style-name="P1" draw:layer="layout" svg:x1="24.56cm" svg:y1="13.065cm" svg:x2="24.56cm" svg:y2="22.59cm">
          <text:p/>
        </draw:line>
        <draw:line draw:style-name="gr10" draw:text-style-name="P1" draw:layer="layout" svg:x1="24.56cm" svg:y1="20.685cm" svg:x2="24.56cm" svg:y2="22.59cm">
          <text:p/>
        </draw:line>
        <draw:line draw:style-name="gr10" draw:text-style-name="P1" draw:layer="layout" svg:x1="25.86cm" svg:y1="13.066cm" svg:x2="25.86cm" svg:y2="22.591cm">
          <text:p/>
        </draw:line>
        <draw:line draw:style-name="gr10" draw:text-style-name="P1" draw:layer="layout" svg:x1="25.86cm" svg:y1="20.686cm" svg:x2="25.86cm" svg:y2="22.591cm">
          <text:p/>
        </draw:line>
        <draw:line draw:style-name="gr10" draw:text-style-name="P1" draw:layer="layout" svg:x1="27.1cm" svg:y1="16.875cm" svg:x2="27.1cm" svg:y2="22.59cm">
          <text:p/>
        </draw:line>
        <draw:line draw:style-name="gr10" draw:text-style-name="P1" draw:layer="layout" svg:x1="28.37cm" svg:y1="18.78cm" svg:x2="28.37cm" svg:y2="22.59cm">
          <text:p/>
        </draw:line>
        <draw:frame draw:style-name="gr12" draw:text-style-name="P6" draw:layer="layout" svg:width="5.959cm" svg:height="0.615cm" svg:x="2.97cm" svg:y="31.48cm">
          <draw:text-box>
            <text:p><text:span text:style-name="T3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6) translate (16.305cm 28.94cm)"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11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745cm" svg:y1="18.78cm" svg:x2="20.745cm" svg:y2="22.59cm">
          <text:p/>
        </draw:line>
        <draw:custom-shape draw:style-name="gr2" draw:text-style-name="P2" draw:layer="layout" svg:width="6.35cm" svg:height="1.27cm" draw:transform="rotate (1.5707963267946) translate (29.005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9.64cm" svg:y1="18.78cm" svg:x2="29.64cm" svg:y2="22.59cm">
          <text:p/>
        </draw:line>
        <draw:line draw:style-name="gr10" draw:text-style-name="P1" draw:layer="layout" svg:x1="20.75cm" svg:y1="14.97cm" svg:x2="20.745cm" svg:y2="22.59cm">
          <text:p/>
        </draw:line>
        <draw:custom-shape draw:style-name="gr1" draw:text-style-name="P2" draw:layer="layout" svg:width="6.35cm" svg:height="1.27cm" draw:transform="rotate (1.5707963267946) translate (9.95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.59cm" svg:y1="18.78cm" svg:x2="10.59cm" svg:y2="22.59cm">
          <text:p/>
        </draw:line>
        <draw:line draw:style-name="gr10" draw:text-style-name="P1" draw:layer="layout" svg:x1="10.59cm" svg:y1="14.97cm" svg:x2="10.59cm" svg:y2="22.59cm">
          <text:p/>
        </draw:line>
        <draw:custom-shape draw:style-name="gr1" draw:text-style-name="P2" draw:layer="layout" svg:width="6.35cm" svg:height="1.27cm" draw:transform="rotate (1.5707963267946) translate (11.895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495cm" svg:y1="11.16cm" svg:x2="12.495cm" svg:y2="18.78cm">
          <text:p/>
        </draw:line>
        <draw:custom-shape draw:style-name="gr3" draw:text-style-name="P3" draw:layer="layout" svg:width="7.62cm" svg:height="1.27cm" svg:x="1.77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34.7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scal Buchbinder</meta:initial-creator>
    <meta:creation-date>2010-01-11T20:11:11</meta:creation-date>
    <dc:date>2010-11-20T14:34:20</dc:date>
    <dc:creator>Pascal Buchbinder</dc:creator>
    <meta:editing-duration>PT21H13M40S</meta:editing-duration>
    <meta:editing-cycles>26</meta:editing-cycles>
    <meta:generator>OpenOffice.org/3.2$Linux OpenOffice.org_project/320m12$Build-9483</meta:generator>
    <meta:document-statistic meta:object-count="115"/>
  </office:meta>
</office:document-meta>
</file>